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textarea-vertical-align="middle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3465a4" draw:marker-end="Arrow" draw:marker-end-width="0.203cm" draw:fill="none" draw:textarea-vertical-align="middle"/>
    </style:style>
    <style:style style:name="gr4" style:family="graphic" style:parent-style-name="objectwithoutfill">
      <style:graphic-properties svg:stroke-color="#3465a4" draw:marker-end="Arrow" draw:marker-end-width="0.20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0.975cm" svg:y1="2.651cm" svg:x2="20.969cm" svg:y2="3.8cm" draw:start-shape="id1" draw:start-glue-point="2" draw:end-shape="id2" draw:end-glue-point="0" svg:d="M20975 2651v574h-6v575" svg:viewBox="0 0 7 1150">
          <text:p/>
        </draw:connector>
        <draw:custom-shape draw:style-name="gr2" draw:text-style-name="P1" xml:id="id1" draw:id="id1" draw:layer="layout" svg:width="1.905cm" svg:height="0.889cm" svg:x="20.023cm" svg:y="1.762cm">
          <text:p text:style-name="P1">Roo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20.525cm" svg:y1="4.244cm" svg:x2="18.021cm" svg:y2="6.223cm" draw:start-shape="id2" draw:start-glue-point="3" draw:end-shape="id3" draw:end-glue-point="0" svg:d="M20525 4244h-2504v1979" svg:viewBox="0 0 2505 1980">
          <text:p/>
        </draw:connector>
        <draw:connector draw:style-name="gr4" draw:text-style-name="P1" draw:layer="layout" draw:line-skew="0cm 0.175cm" svg:x1="29.04cm" svg:y1="4.244cm" svg:x2="27.473cm" svg:y2="6.223cm" draw:start-shape="id4" draw:start-glue-point="1" draw:end-shape="id5" draw:end-glue-point="0" svg:d="M29040 4244h500v1386h-2067v593" svg:viewBox="0 0 2068 1980">
          <text:p text:style-name="P1"/>
        </draw:connector>
        <draw:custom-shape draw:style-name="gr2" draw:text-style-name="P2" xml:id="id7" draw:id="id7" draw:layer="layout" svg:width="0.889cm" svg:height="0.889cm" svg:x="4.824cm" svg:y="3.83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5.716cm" svg:y="3.83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6.611cm" svg:y="3.837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7.496cm" svg:y="3.837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8.389cm" svg:y="3.837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9.276cm" svg:y="3.837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10.17cm" svg:y="3.837cm"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9" draw:id="id9" draw:layer="layout" svg:width="0.889cm" svg:height="0.889cm" svg:x="11.066cm" svg:y="3.837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905cm" svg:height="0.889cm" svg:x="4.272cm" svg:y="1.762cm">
          <text:p text:style-name="P1">Ro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0.889cm" svg:height="0.889cm" svg:x="1.697cm" svg:y="6.22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2.589cm" svg:y="6.22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3.484cm" svg:y="6.225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4.369cm" svg:y="6.225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5.262cm" svg:y="6.225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6.149cm" svg:y="6.225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7.043cm" svg:y="6.225cm"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7.939cm" svg:y="6.225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0.889cm" svg:height="0.889cm" svg:x="9.252cm" svg:y="6.22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10.144cm" svg:y="6.22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11.039cm" svg:y="6.225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11.924cm" svg:y="6.225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12.817cm" svg:y="6.225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13.704cm" svg:y="6.225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14.598cm" svg:y="6.225cm"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15.494cm" svg:y="6.225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" draw:id="id11" draw:layer="layout" svg:width="0.889cm" svg:height="0.889cm" svg:x="9.244cm" svg:y="8.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10.136cm" svg:y="8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11.031cm" svg:y="8.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11.916cm" svg:y="8.4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12.809cm" svg:y="8.4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13.696cm" svg:y="8.4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14.59cm" svg:y="8.4cm"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89cm" svg:height="0.889cm" svg:x="15.486cm" svg:y="8.4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5.224cm" svg:y1="2.651cm" svg:x2="5.268cm" svg:y2="3.837cm" draw:start-shape="id6" draw:start-glue-point="2" draw:end-shape="id7" draw:end-glue-point="0" svg:d="M5224 2651l44 1186" svg:viewBox="0 0 45 1187">
          <text:p/>
        </draw:connector>
        <draw:connector draw:style-name="gr3" draw:text-style-name="P1" draw:layer="layout" draw:type="line" svg:x1="5.268cm" svg:y1="4.726cm" svg:x2="2.141cm" svg:y2="6.225cm" draw:start-shape="id7" draw:start-glue-point="2" draw:end-shape="id8" draw:end-glue-point="0" svg:d="M5268 4726l-3127 1499" svg:viewBox="0 0 3128 1500">
          <text:p/>
        </draw:connector>
        <draw:connector draw:style-name="gr3" draw:text-style-name="P1" draw:layer="layout" draw:type="line" svg:x1="11.51cm" svg:y1="4.726cm" svg:x2="9.696cm" svg:y2="6.225cm" draw:start-shape="id9" draw:start-glue-point="2" draw:end-shape="id10" draw:end-glue-point="0" svg:d="M11510 4726l-1814 1499" svg:viewBox="0 0 1815 1500">
          <text:p/>
        </draw:connector>
        <draw:connector draw:style-name="gr3" draw:text-style-name="P1" draw:layer="layout" draw:type="line" svg:x1="9.696cm" svg:y1="7.114cm" svg:x2="9.688cm" svg:y2="8.4cm" draw:start-shape="id10" draw:start-glue-point="2" draw:end-shape="id11" draw:end-glue-point="0" svg:d="M9696 7114l-8 1286" svg:viewBox="0 0 9 1287">
          <text:p/>
        </draw:connector>
        <draw:custom-shape draw:style-name="gr2" draw:text-style-name="P2" xml:id="id2" draw:id="id2" draw:layer="layout" svg:width="0.889cm" svg:height="0.889cm" svg:x="20.525cm" svg:y="3.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4" draw:id="id14" draw:layer="layout" svg:width="0.889cm" svg:height="0.889cm" svg:x="21.617cm" svg:y="3.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2" draw:id="id12" draw:layer="layout" svg:width="0.889cm" svg:height="0.889cm" svg:x="22.712cm" svg:y="3.8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3" draw:id="id13" draw:layer="layout" svg:width="0.889cm" svg:height="0.889cm" svg:x="23.797cm" svg:y="3.8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5" draw:id="id15" draw:layer="layout" svg:width="0.889cm" svg:height="0.889cm" svg:x="24.886cm" svg:y="3.8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6" draw:id="id16" draw:layer="layout" svg:width="0.889cm" svg:height="0.889cm" svg:x="25.977cm" svg:y="3.8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7" draw:id="id17" draw:layer="layout" svg:width="0.889cm" svg:height="0.889cm" svg:x="27.063cm" svg:y="3.8cm"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0.889cm" svg:height="0.889cm" svg:x="28.151cm" svg:y="3.8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23.156cm" svg:y1="4.689cm" svg:x2="24.241cm" svg:y2="4.689cm" draw:start-shape="id12" draw:start-glue-point="2" draw:end-shape="id13" draw:end-glue-point="2" svg:d="M23156 4689c0 750 1085 750 1085 0" svg:viewBox="0 0 1086 564">
          <text:p/>
        </draw:connector>
        <draw:connector draw:style-name="gr3" draw:text-style-name="P1" draw:layer="layout" draw:type="curve" svg:x1="20.969cm" svg:y1="4.689cm" svg:x2="22.061cm" svg:y2="4.689cm" draw:start-shape="id2" draw:start-glue-point="2" draw:end-shape="id14" draw:end-glue-point="2" svg:d="M20969 4689c0 750 1092 750 1092 0" svg:viewBox="0 0 1093 564">
          <text:p/>
        </draw:connector>
        <draw:connector draw:style-name="gr3" draw:text-style-name="P1" draw:layer="layout" draw:type="curve" svg:x1="22.061cm" svg:y1="4.689cm" svg:x2="23.156cm" svg:y2="4.689cm" draw:start-shape="id14" draw:start-glue-point="2" draw:end-shape="id12" draw:end-glue-point="2" svg:d="M22061 4689c0 750 1095 750 1095 0" svg:viewBox="0 0 1096 564">
          <text:p/>
        </draw:connector>
        <draw:connector draw:style-name="gr3" draw:text-style-name="P1" draw:layer="layout" draw:type="curve" svg:x1="24.241cm" svg:y1="4.689cm" svg:x2="25.33cm" svg:y2="4.689cm" draw:start-shape="id13" draw:start-glue-point="2" draw:end-shape="id15" draw:end-glue-point="2" svg:d="M24241 4689c0 750 1089 750 1089 0" svg:viewBox="0 0 1090 564">
          <text:p/>
        </draw:connector>
        <draw:connector draw:style-name="gr3" draw:text-style-name="P1" draw:layer="layout" draw:type="curve" svg:x1="25.33cm" svg:y1="4.689cm" svg:x2="26.421cm" svg:y2="4.689cm" draw:start-shape="id15" draw:start-glue-point="2" draw:end-shape="id16" draw:end-glue-point="2" svg:d="M25330 4689c0 750 1091 750 1091 0" svg:viewBox="0 0 1092 564">
          <text:p/>
        </draw:connector>
        <draw:connector draw:style-name="gr3" draw:text-style-name="P1" draw:layer="layout" draw:type="curve" svg:x1="26.421cm" svg:y1="4.689cm" svg:x2="27.507cm" svg:y2="4.689cm" draw:start-shape="id16" draw:start-glue-point="2" draw:end-shape="id17" draw:end-glue-point="2" svg:d="M26421 4689c0 750 1086 750 1086 0" svg:viewBox="0 0 1087 564">
          <text:p/>
        </draw:connector>
        <draw:connector draw:style-name="gr3" draw:text-style-name="P1" draw:layer="layout" draw:type="curve" svg:x1="27.507cm" svg:y1="4.689cm" svg:x2="28.595cm" svg:y2="4.689cm" draw:start-shape="id17" draw:start-glue-point="2" draw:end-shape="id4" draw:end-glue-point="2" svg:d="M27507 4689c0 750 1088 750 1088 0" svg:viewBox="0 0 1089 564">
          <text:p/>
        </draw:connector>
        <draw:custom-shape draw:style-name="gr2" draw:text-style-name="P2" xml:id="id3" draw:id="id3" draw:layer="layout" svg:width="0.889cm" svg:height="0.889cm" svg:x="17.577cm" svg:y="6.223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0" draw:id="id20" draw:layer="layout" svg:width="0.889cm" svg:height="0.889cm" svg:x="18.669cm" svg:y="6.223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8" draw:id="id18" draw:layer="layout" svg:width="0.889cm" svg:height="0.889cm" svg:x="19.764cm" svg:y="6.223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9" draw:id="id19" draw:layer="layout" svg:width="0.889cm" svg:height="0.889cm" svg:x="20.849cm" svg:y="6.223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1" draw:id="id21" draw:layer="layout" svg:width="0.889cm" svg:height="0.889cm" svg:x="21.938cm" svg:y="6.223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2" draw:id="id22" draw:layer="layout" svg:width="0.889cm" svg:height="0.889cm" svg:x="23.029cm" svg:y="6.223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3" draw:id="id23" draw:layer="layout" svg:width="0.889cm" svg:height="0.889cm" svg:x="24.115cm" svg:y="6.223cm"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4" draw:id="id24" draw:layer="layout" svg:width="0.889cm" svg:height="0.889cm" svg:x="25.203cm" svg:y="6.223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20.208cm" svg:y1="7.112cm" svg:x2="21.293cm" svg:y2="7.112cm" draw:start-shape="id18" draw:start-glue-point="2" draw:end-shape="id19" draw:end-glue-point="2" svg:d="M20208 7112c0 750 1085 750 1085 0" svg:viewBox="0 0 1086 564">
          <text:p/>
        </draw:connector>
        <draw:connector draw:style-name="gr3" draw:text-style-name="P1" draw:layer="layout" draw:type="curve" svg:x1="18.021cm" svg:y1="7.112cm" svg:x2="19.113cm" svg:y2="7.112cm" draw:start-shape="id3" draw:start-glue-point="2" draw:end-shape="id20" draw:end-glue-point="2" svg:d="M18021 7112c0 750 1092 750 1092 0" svg:viewBox="0 0 1093 564">
          <text:p/>
        </draw:connector>
        <draw:connector draw:style-name="gr3" draw:text-style-name="P1" draw:layer="layout" draw:type="curve" svg:x1="19.113cm" svg:y1="7.112cm" svg:x2="20.208cm" svg:y2="7.112cm" draw:start-shape="id20" draw:start-glue-point="2" draw:end-shape="id18" draw:end-glue-point="2" svg:d="M19113 7112c0 750 1095 750 1095 0" svg:viewBox="0 0 1096 564">
          <text:p/>
        </draw:connector>
        <draw:connector draw:style-name="gr3" draw:text-style-name="P1" draw:layer="layout" draw:type="curve" svg:x1="21.293cm" svg:y1="7.112cm" svg:x2="22.382cm" svg:y2="7.112cm" draw:start-shape="id19" draw:start-glue-point="2" draw:end-shape="id21" draw:end-glue-point="2" svg:d="M21293 7112c0 750 1089 750 1089 0" svg:viewBox="0 0 1090 564">
          <text:p/>
        </draw:connector>
        <draw:connector draw:style-name="gr3" draw:text-style-name="P1" draw:layer="layout" draw:type="curve" svg:x1="22.382cm" svg:y1="7.112cm" svg:x2="23.473cm" svg:y2="7.112cm" draw:start-shape="id21" draw:start-glue-point="2" draw:end-shape="id22" draw:end-glue-point="2" svg:d="M22382 7112c0 750 1091 750 1091 0" svg:viewBox="0 0 1092 564">
          <text:p/>
        </draw:connector>
        <draw:connector draw:style-name="gr3" draw:text-style-name="P1" draw:layer="layout" draw:type="curve" svg:x1="23.473cm" svg:y1="7.112cm" svg:x2="24.559cm" svg:y2="7.112cm" draw:start-shape="id22" draw:start-glue-point="2" draw:end-shape="id23" draw:end-glue-point="2" svg:d="M23473 7112c0 750 1086 750 1086 0" svg:viewBox="0 0 1087 564">
          <text:p/>
        </draw:connector>
        <draw:connector draw:style-name="gr3" draw:text-style-name="P1" draw:layer="layout" draw:type="curve" svg:x1="24.659cm" svg:y1="7.112cm" svg:x2="25.647cm" svg:y2="7.112cm" draw:end-shape="id24" draw:end-glue-point="2" svg:d="M24659 7112c0 750 988 750 988 0" svg:viewBox="0 0 989 564">
          <text:p/>
        </draw:connector>
        <draw:custom-shape draw:style-name="gr2" draw:text-style-name="P2" xml:id="id5" draw:id="id5" draw:layer="layout" svg:width="0.889cm" svg:height="0.889cm" svg:x="27.029cm" svg:y="6.223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7" draw:id="id27" draw:layer="layout" svg:width="0.889cm" svg:height="0.889cm" svg:x="28.121cm" svg:y="6.223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5" draw:id="id25" draw:layer="layout" svg:width="0.889cm" svg:height="0.889cm" svg:x="29.216cm" svg:y="6.223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6" draw:id="id26" draw:layer="layout" svg:width="0.889cm" svg:height="0.889cm" svg:x="30.301cm" svg:y="6.223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8" draw:id="id28" draw:layer="layout" svg:width="0.889cm" svg:height="0.889cm" svg:x="31.39cm" svg:y="6.223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9" draw:id="id29" draw:layer="layout" svg:width="0.889cm" svg:height="0.889cm" svg:x="32.481cm" svg:y="6.223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0" draw:id="id30" draw:layer="layout" svg:width="0.889cm" svg:height="0.889cm" svg:x="33.567cm" svg:y="6.223cm"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1" draw:id="id31" draw:layer="layout" svg:width="0.889cm" svg:height="0.889cm" svg:x="34.655cm" svg:y="6.223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29.66cm" svg:y1="7.112cm" svg:x2="30.745cm" svg:y2="7.112cm" draw:start-shape="id25" draw:start-glue-point="2" draw:end-shape="id26" draw:end-glue-point="2" svg:d="M29660 7112c0 750 1085 750 1085 0" svg:viewBox="0 0 1086 564">
          <text:p/>
        </draw:connector>
        <draw:connector draw:style-name="gr3" draw:text-style-name="P1" draw:layer="layout" draw:type="curve" svg:x1="27.473cm" svg:y1="7.112cm" svg:x2="28.565cm" svg:y2="7.112cm" draw:start-shape="id5" draw:start-glue-point="2" draw:end-shape="id27" draw:end-glue-point="2" svg:d="M27473 7112c0 750 1092 750 1092 0" svg:viewBox="0 0 1093 564">
          <text:p/>
        </draw:connector>
        <draw:connector draw:style-name="gr3" draw:text-style-name="P1" draw:layer="layout" draw:type="curve" svg:x1="28.565cm" svg:y1="7.112cm" svg:x2="29.66cm" svg:y2="7.112cm" draw:start-shape="id27" draw:start-glue-point="2" draw:end-shape="id25" draw:end-glue-point="2" svg:d="M28565 7112c0 750 1095 750 1095 0" svg:viewBox="0 0 1096 564">
          <text:p/>
        </draw:connector>
        <draw:connector draw:style-name="gr3" draw:text-style-name="P1" draw:layer="layout" draw:type="curve" svg:x1="30.745cm" svg:y1="7.112cm" svg:x2="31.834cm" svg:y2="7.112cm" draw:start-shape="id26" draw:start-glue-point="2" draw:end-shape="id28" draw:end-glue-point="2" svg:d="M30745 7112c0 750 1089 750 1089 0" svg:viewBox="0 0 1090 564">
          <text:p/>
        </draw:connector>
        <draw:connector draw:style-name="gr3" draw:text-style-name="P1" draw:layer="layout" draw:type="curve" svg:x1="31.834cm" svg:y1="7.112cm" svg:x2="32.925cm" svg:y2="7.112cm" draw:start-shape="id28" draw:start-glue-point="2" draw:end-shape="id29" draw:end-glue-point="2" svg:d="M31834 7112c0 750 1091 750 1091 0" svg:viewBox="0 0 1092 564">
          <text:p/>
        </draw:connector>
        <draw:connector draw:style-name="gr3" draw:text-style-name="P1" draw:layer="layout" draw:type="curve" svg:x1="32.925cm" svg:y1="7.112cm" svg:x2="34.011cm" svg:y2="7.112cm" draw:start-shape="id29" draw:start-glue-point="2" draw:end-shape="id30" draw:end-glue-point="2" svg:d="M32925 7112c0 750 1086 750 1086 0" svg:viewBox="0 0 1087 564">
          <text:p/>
        </draw:connector>
        <draw:connector draw:style-name="gr3" draw:text-style-name="P1" draw:layer="layout" draw:type="curve" svg:x1="34.011cm" svg:y1="7.112cm" svg:x2="35.099cm" svg:y2="7.112cm" draw:start-shape="id30" draw:start-glue-point="2" draw:end-shape="id31" draw:end-glue-point="2" svg:d="M34011 7112c0 750 1088 750 1088 0" svg:viewBox="0 0 1089 564">
          <text:p/>
        </draw:connector>
        <draw:custom-shape draw:style-name="gr2" draw:text-style-name="P2" xml:id="id34" draw:id="id34" draw:layer="layout" svg:width="0.889cm" svg:height="0.889cm" svg:x="27.029cm" svg:y="8.43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5" draw:id="id35" draw:layer="layout" svg:width="0.889cm" svg:height="0.889cm" svg:x="28.121cm" svg:y="8.43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2" draw:id="id32" draw:layer="layout" svg:width="0.889cm" svg:height="0.889cm" svg:x="29.216cm" svg:y="8.432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3" draw:id="id33" draw:layer="layout" svg:width="0.889cm" svg:height="0.889cm" svg:x="30.301cm" svg:y="8.432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6" draw:id="id36" draw:layer="layout" svg:width="0.889cm" svg:height="0.889cm" svg:x="31.39cm" svg:y="8.432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7" draw:id="id37" draw:layer="layout" svg:width="0.889cm" svg:height="0.889cm" svg:x="32.481cm" svg:y="8.432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8" draw:id="id38" draw:layer="layout" svg:width="0.889cm" svg:height="0.889cm" svg:x="33.567cm" svg:y="8.432cm">
          <text:p text:style-name="P1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9" draw:id="id39" draw:layer="layout" svg:width="0.889cm" svg:height="0.889cm" svg:x="34.655cm" svg:y="8.432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29.66cm" svg:y1="9.321cm" svg:x2="30.745cm" svg:y2="9.321cm" draw:start-shape="id32" draw:start-glue-point="2" draw:end-shape="id33" draw:end-glue-point="2" svg:d="M29660 9321c0 750 1085 750 1085 0" svg:viewBox="0 0 1086 564">
          <text:p/>
        </draw:connector>
        <draw:connector draw:style-name="gr3" draw:text-style-name="P1" draw:layer="layout" draw:type="curve" svg:x1="27.473cm" svg:y1="9.321cm" svg:x2="28.565cm" svg:y2="9.321cm" draw:start-shape="id34" draw:start-glue-point="2" draw:end-shape="id35" draw:end-glue-point="2" svg:d="M27473 9321c0 750 1092 750 1092 0" svg:viewBox="0 0 1093 564">
          <text:p/>
        </draw:connector>
        <draw:connector draw:style-name="gr3" draw:text-style-name="P1" draw:layer="layout" draw:type="curve" svg:x1="28.565cm" svg:y1="9.321cm" svg:x2="29.66cm" svg:y2="9.321cm" draw:start-shape="id35" draw:start-glue-point="2" draw:end-shape="id32" draw:end-glue-point="2" svg:d="M28565 9321c0 750 1095 750 1095 0" svg:viewBox="0 0 1096 564">
          <text:p/>
        </draw:connector>
        <draw:connector draw:style-name="gr3" draw:text-style-name="P1" draw:layer="layout" draw:type="curve" svg:x1="30.745cm" svg:y1="9.321cm" svg:x2="31.834cm" svg:y2="9.321cm" draw:start-shape="id33" draw:start-glue-point="2" draw:end-shape="id36" draw:end-glue-point="2" svg:d="M30745 9321c0 750 1089 750 1089 0" svg:viewBox="0 0 1090 564">
          <text:p/>
        </draw:connector>
        <draw:connector draw:style-name="gr3" draw:text-style-name="P1" draw:layer="layout" draw:type="curve" svg:x1="31.834cm" svg:y1="9.321cm" svg:x2="32.925cm" svg:y2="9.321cm" draw:start-shape="id36" draw:start-glue-point="2" draw:end-shape="id37" draw:end-glue-point="2" svg:d="M31834 9321c0 750 1091 750 1091 0" svg:viewBox="0 0 1092 564">
          <text:p/>
        </draw:connector>
        <draw:connector draw:style-name="gr3" draw:text-style-name="P1" draw:layer="layout" draw:type="curve" svg:x1="32.925cm" svg:y1="9.321cm" svg:x2="34.011cm" svg:y2="9.321cm" draw:start-shape="id37" draw:start-glue-point="2" draw:end-shape="id38" draw:end-glue-point="2" svg:d="M32925 9321c0 750 1086 750 1086 0" svg:viewBox="0 0 1087 564">
          <text:p/>
        </draw:connector>
        <draw:connector draw:style-name="gr3" draw:text-style-name="P1" draw:layer="layout" draw:type="curve" svg:x1="34.011cm" svg:y1="9.321cm" svg:x2="35.099cm" svg:y2="9.321cm" draw:start-shape="id38" draw:start-glue-point="2" draw:end-shape="id39" draw:end-glue-point="2" svg:d="M34011 9321c0 750 1088 750 1088 0" svg:viewBox="0 0 1089 564">
          <text:p/>
        </draw:connector>
        <draw:connector draw:style-name="gr3" draw:text-style-name="P1" draw:layer="layout" svg:x1="27.029cm" svg:y1="6.667cm" svg:x2="27.029cm" svg:y2="8.876cm" draw:start-shape="id5" draw:start-glue-point="3" draw:end-shape="id34" draw:end-glue-point="3" svg:d="M27029 6667h-502v2209h502" svg:viewBox="0 0 503 22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Geier</meta:initial-creator>
    <meta:creation-date>2014-07-11T14:17:48.853078386</meta:creation-date>
    <dc:date>2014-07-15T14:42:11.755135131</dc:date>
    <dc:creator>David Geier</dc:creator>
    <meta:editing-duration>PT22M6S</meta:editing-duration>
    <meta:editing-cycles>8</meta:editing-cycles>
    <meta:generator>LibreOffice/4.2.4.2$Linux_X86_64 LibreOffice_project/420m0$Build-2</meta:generator>
    <meta:document-statistic meta:object-count="102"/>
  </office:meta>
</office:document-meta>
</file>